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400000088F1CFB04F3697A8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2.383cm" svg:height="3.598cm" draw:z-index="0"><draw:image xlink:href="Pictures/10000000000001D400000088F1CFB04F3697A8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07:01.843031016</meta:creation-date>
    <dc:date>2022-09-06T11:07:21.068513761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